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put是cwd 和cd, output是之后的path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同时返回左右两边的view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 follow up</text:p>
          </table:table-cell>
          <table:table-cell office:value-type="string" calcext:value-type="string">
            <text:p>没有除法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/>
        </table:table-row>
        <table:table-row table:style-name="ro3">
          <table:table-cell table:style-name="ce1"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用stack怎么做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rge 3 Sorted Arra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9:02:05.48430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3-11T20:45:59.760797822</dc:date>
    <meta:editing-duration>PT1H47M9S</meta:editing-duration>
    <meta:editing-cycles>22</meta:editing-cycles>
    <meta:document-statistic meta:table-count="1" meta:cell-count="53" meta:object-count="0"/>
  </office:meta>
</office:document-meta>
</file>